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7d7d" officeooo:paragraph-rsid="00087d7d"/>
    </style:style>
    <style:style style:name="P2" style:family="paragraph" style:parent-style-name="Standard">
      <style:paragraph-properties fo:text-align="center" style:justify-single-word="false"/>
      <style:text-properties officeooo:rsid="00087d7d" officeooo:paragraph-rsid="00087d7d"/>
    </style:style>
    <style:style style:name="P3" style:family="paragraph" style:parent-style-name="Standard">
      <style:text-properties officeooo:rsid="00087d7d" officeooo:paragraph-rsid="00097ff4"/>
    </style:style>
    <style:style style:name="P4" style:family="paragraph" style:parent-style-name="Standard">
      <style:text-properties fo:font-style="italic" officeooo:rsid="00087d7d" officeooo:paragraph-rsid="00087d7d" style:font-style-asian="italic" style:font-style-complex="italic"/>
    </style:style>
    <style:style style:name="P5" style:family="paragraph" style:parent-style-name="Standard">
      <style:text-properties officeooo:rsid="00097ff4" officeooo:paragraph-rsid="00097ff4"/>
    </style:style>
    <style:style style:name="P6" style:family="paragraph" style:parent-style-name="Standard">
      <style:text-properties officeooo:rsid="000a3dd2" officeooo:paragraph-rsid="000a3dd2"/>
    </style:style>
    <style:style style:name="P7" style:family="paragraph" style:parent-style-name="Standard">
      <style:text-properties officeooo:rsid="000b9cb4" officeooo:paragraph-rsid="000b9cb4"/>
    </style:style>
    <style:style style:name="P8" style:family="paragraph" style:parent-style-name="Standard">
      <style:text-properties officeooo:rsid="000bf905" officeooo:paragraph-rsid="000bf905"/>
    </style:style>
    <style:style style:name="P9" style:family="paragraph" style:parent-style-name="Standard">
      <style:text-properties officeooo:rsid="000bf905" officeooo:paragraph-rsid="000c2d37"/>
    </style:style>
    <style:style style:name="P10" style:family="paragraph" style:parent-style-name="Standard">
      <style:text-properties officeooo:rsid="000c2d37" officeooo:paragraph-rsid="000c2d37"/>
    </style:style>
    <style:style style:name="P11" style:family="paragraph" style:parent-style-name="Standard">
      <style:text-properties officeooo:rsid="000c2d37" officeooo:paragraph-rsid="000de531"/>
    </style:style>
    <style:style style:name="P12" style:family="paragraph" style:parent-style-name="Standard">
      <style:text-properties officeooo:rsid="000de531" officeooo:paragraph-rsid="000c2d37"/>
    </style:style>
    <style:style style:name="P13" style:family="paragraph" style:parent-style-name="Standard">
      <style:text-properties officeooo:rsid="000de531" officeooo:paragraph-rsid="000de531"/>
    </style:style>
    <style:style style:name="P14" style:family="paragraph" style:parent-style-name="Standard">
      <style:text-properties officeooo:rsid="000e258d" officeooo:paragraph-rsid="000e258d"/>
    </style:style>
    <style:style style:name="P15" style:family="paragraph" style:parent-style-name="Standard">
      <style:text-properties officeooo:rsid="000f167e" officeooo:paragraph-rsid="000f167e"/>
    </style:style>
    <style:style style:name="P16" style:family="paragraph" style:parent-style-name="Standard">
      <style:text-properties officeooo:rsid="000f167e" officeooo:paragraph-rsid="000fa49c"/>
    </style:style>
    <style:style style:name="P17" style:family="paragraph" style:parent-style-name="Standard">
      <style:text-properties officeooo:rsid="000fa49c" officeooo:paragraph-rsid="000fa49c"/>
    </style:style>
    <style:style style:name="P18" style:family="paragraph" style:parent-style-name="Standard">
      <style:text-properties officeooo:rsid="000fa49c" officeooo:paragraph-rsid="001140d7"/>
    </style:style>
    <style:style style:name="P19" style:family="paragraph" style:parent-style-name="Standard">
      <style:text-properties officeooo:rsid="001140d7" officeooo:paragraph-rsid="001140d7"/>
    </style:style>
    <style:style style:name="P20" style:family="paragraph" style:parent-style-name="Standard" style:list-style-name="L1">
      <style:text-properties officeooo:rsid="00097ff4" officeooo:paragraph-rsid="00097ff4"/>
    </style:style>
    <style:style style:name="P21" style:family="paragraph" style:parent-style-name="Standard" style:list-style-name="L2">
      <style:text-properties officeooo:rsid="000de531" officeooo:paragraph-rsid="000de531"/>
    </style:style>
    <style:style style:name="P22" style:family="paragraph" style:parent-style-name="Standard">
      <style:text-properties style:use-window-font-color="true" officeooo:rsid="000fa49c" officeooo:paragraph-rsid="000fa49c"/>
    </style:style>
    <style:style style:name="P23" style:family="paragraph" style:parent-style-name="Standard">
      <style:text-properties style:use-window-font-color="true" officeooo:rsid="001140d7" officeooo:paragraph-rsid="001140d7"/>
    </style:style>
    <style:style style:name="P24" style:family="paragraph" style:parent-style-name="Heading_20_3">
      <style:paragraph-properties fo:break-before="page"/>
    </style:style>
    <style:style style:name="T1" style:family="text">
      <style:text-properties officeooo:rsid="00097ff4"/>
    </style:style>
    <style:style style:name="T2" style:family="text">
      <style:text-properties officeooo:rsid="000a3dd2"/>
    </style:style>
    <style:style style:name="T3" style:family="text">
      <style:text-properties officeooo:rsid="000b84d6"/>
    </style:style>
    <style:style style:name="T4" style:family="text">
      <style:text-properties officeooo:rsid="000b9cb4"/>
    </style:style>
    <style:style style:name="T5" style:family="text">
      <style:text-properties officeooo:rsid="000bf905"/>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style:text-position="super 58%" officeooo:rsid="00097ff4"/>
    </style:style>
    <style:style style:name="T9" style:family="text">
      <style:text-properties style:text-position="super 58%" officeooo:rsid="000b84d6"/>
    </style:style>
    <style:style style:name="T10" style:family="text">
      <style:text-properties fo:font-size="8pt" style:font-size-asian="8pt" style:font-size-complex="8pt"/>
    </style:style>
    <style:style style:name="T11" style:family="text">
      <style:text-properties officeooo:rsid="000c2d37"/>
    </style:style>
    <style:style style:name="T12" style:family="text">
      <style:text-properties officeooo:rsid="000de531"/>
    </style:style>
    <style:style style:name="T13" style:family="text">
      <style:text-properties officeooo:rsid="000e258d"/>
    </style:style>
    <style:style style:name="T14" style:family="text">
      <style:text-properties officeooo:rsid="000f167e"/>
    </style:style>
    <style:style style:name="T15" style:family="text">
      <style:text-properties fo:color="#ff3333"/>
    </style:style>
    <style:style style:name="T16" style:family="text">
      <style:text-properties fo:color="#ff3333" officeooo:rsid="000fa49c"/>
    </style:style>
    <style:style style:name="T17" style:family="text">
      <style:text-properties fo:color="#ff3333" officeooo:rsid="000f167e"/>
    </style:style>
    <style:style style:name="T18" style:family="text">
      <style:text-properties fo:color="#009900"/>
    </style:style>
    <style:style style:name="T19" style:family="text">
      <style:text-properties fo:color="#009900" officeooo:rsid="000fa49c"/>
    </style:style>
    <style:style style:name="T20" style:family="text">
      <style:text-properties fo:color="#009900" officeooo:rsid="000f167e"/>
    </style:style>
    <style:style style:name="T21" style:family="text">
      <style:text-properties fo:color="#6666ff"/>
    </style:style>
    <style:style style:name="T22" style:family="text">
      <style:text-properties fo:color="#6666ff" officeooo:rsid="000fa49c"/>
    </style:style>
    <style:style style:name="T23" style:family="text">
      <style:text-properties fo:color="#6666ff" officeooo:rsid="000f167e"/>
    </style:style>
    <style:style style:name="T24" style:family="text">
      <style:text-properties officeooo:rsid="000fa49c"/>
    </style:style>
    <style:style style:name="T25" style:family="text">
      <style:text-properties style:use-window-font-color="true"/>
    </style:style>
    <style:style style:name="T26" style:family="text">
      <style:text-properties style:use-window-font-color="true" officeooo:rsid="000f167e"/>
    </style:style>
    <style:style style:name="T27" style:family="text">
      <style:text-properties officeooo:rsid="001140d7"/>
    </style:style>
    <style:style style:name="T28" style:family="text">
      <style:text-properties officeooo:rsid="001287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me Interpretation</text:p>
      <text:p text:style-name="P2">by Sven Nilsen, 2021</text:p>
      <text:p text:style-name="P1"/>
      <text:p text:style-name="P4">In this paper I introduce a time interpretation of Path Semantical Logic.</text:p>
      <text:p text:style-name="P1"/>
      <text:p text:style-name="P3"><text:span text:style-name="T1">One technique to build intuition of Path Semantical Logic</text:span><text:span text:style-name="T8"><text:reference-ref text:reference-format="text" text:ref-name="path semantical logic">[1]</text:reference-ref></text:span><text:span text:style-name="T1"> is think about layered propositions as time.</text:span></text:p>
      <text:p text:style-name="P3"/>
      <text:p text:style-name="P5">The Time Interpretation of Path Semantical Logic builds on these <text:span text:style-name="T5">three</text:span> core ideas:</text:p>
      <text:p text:style-name="P3"/>
      <text:list xml:id="list428866298727057257" text:style-name="L1">
        <text:list-item>
          <text:p text:style-name="P20">Propositions <text:span text:style-name="T4">as</text:span> events</text:p>
        </text:list-item>
        <text:list-item>
          <text:p text:style-name="P20"><text:span text:style-name="T5">Passage of time</text:span> <text:span text:style-name="T5">as</text:span> layers of propositions</text:p>
        </text:list-item>
        <text:list-item>
          <text:p text:style-name="P20">Clocks as <text:span text:style-name="T28">synchronizing</text:span> propositions in each layer</text:p>
        </text:list-item>
      </text:list>
      <text:p text:style-name="P5"/>
      <text:p text:style-name="P6">The rest of this paper I go through these <text:span text:style-name="T5">three</text:span> code ideas and explain them using examples.</text:p>
      <text:p text:style-name="P5"/>
      <text:h text:style-name="Heading_20_3" text:outline-level="3"><text:span text:style-name="T2">1. </text:span>Propositions <text:span text:style-name="T4">as</text:span> events</text:h>
      <text:p text:style-name="P6"/>
      <text:p text:style-name="P10">Path Semantical Logic is an extension of Propositional Logic<text:span text:style-name="T7"><text:reference-ref text:reference-format="text" text:ref-name="propositional calculus">[2]</text:reference-ref></text:span> with layers of propositions.</text:p>
      <text:p text:style-name="P6">Propositional Logic can be interpreted in different ways. This is what makes it so useful.</text:p>
      <text:p text:style-name="P6"/>
      <text:p text:style-name="P7">The standard interpretation is the following:</text:p>
      <text:p text:style-name="P6"/>
      <text:p text:style-name="P6"><text:tab/><text:span text:style-name="T3">a := (a = true)<text:tab/><text:tab/><text:tab/><text:tab/><text:tab/>The proposition `a` is assigned the value `true`</text:span></text:p>
      <text:p text:style-name="P6"/>
      <text:p text:style-name="P7">However, it could also be t<text:span text:style-name="T3">he existence of some symbol `a` in a symbolic free form grammar</text:span><text:span text:style-name="T9"><text:reference-ref text:reference-format="text" text:ref-name="grammar">[3]</text:reference-ref></text:span><text:span text:style-name="T3">:</text:span></text:p>
      <text:p text:style-name="P7"/>
      <text:p text:style-name="P7"><text:tab/>a := ∃ sym : Sentence { sym = “a” }<text:tab/><text:tab/>The symbol `a` in a free form grammar</text:p>
      <text:p text:style-name="P6"/>
      <text:p text:style-name="P7">In the standard interpretation, `a` just means “`a` is true”.<text:line-break/>In the grammar interpretation, `a` means “`a` exists somewhere in the sentence”.</text:p>
      <text:p text:style-name="P6"/>
      <text:p text:style-name="P7">When an interpretation is chosen, it is important to stick with it throughout the entire logic.</text:p>
      <text:p text:style-name="P7">The interpretation determines how one “reads” the logical expressions.</text:p>
      <text:p text:style-name="P7"/>
      <text:p text:style-name="P7">Propositions as events means that propositions are interpreted as events <text:span text:style-name="T5">happening in time</text:span>:</text:p>
      <text:p text:style-name="P7"/>
      <text:p text:style-name="P7"><text:tab/>a := `a` happens</text:p>
      <text:p text:style-name="P7"/>
      <text:p text:style-name="P8">For example:</text:p>
      <text:p text:style-name="P8"/>
      <text:p text:style-name="P8"><text:tab/>it_is_nice_weather ∧ it_is_sunny<text:tab/><text:tab/>It is nice weather and it is sunny at the same time</text:p>
      <text:p text:style-name="P8"/>
      <text:p text:style-name="P8">While this distinction might seem trivial at first, it gets more important when combined with layers.</text:p>
      <text:p text:style-name="P8">I will go into more depths about this in the <text:span text:style-name="T11">next section.</text:span></text:p>
      <text:h text:style-name="P24" text:outline-level="3">2. Passage of time<text:span text:style-name="T1"> </text:span>as<text:span text:style-name="T1"> layers of propositions</text:span></text:h>
      <text:p text:style-name="P8"/>
      <text:p text:style-name="P10">Path Semantical Logic is an extension of Propositional Logic<text:span text:style-name="T7"><text:reference-ref text:reference-format="text" text:ref-name="propositional calculus">[2]</text:reference-ref></text:span> with layers of propositions.</text:p>
      <text:p text:style-name="P10">Each layer might be thought of as a moment in time.</text:p>
      <text:p text:style-name="P10"/>
      <text:p text:style-name="P10">The standard way of writing proofs in Path Semantical Logic is by grouping propositions by layers:</text:p>
      <text:p text:style-name="P10"/>
      <text:p text:style-name="P10"><text:tab/>(a b c) (d e) (f):</text:p>
      <text:p text:style-name="P10"><text:tab/>a =&gt; d<text:tab/><text:tab/><text:tab/><text:tab/><text:span text:style-name="T12">`a` causes `d`</text:span></text:p>
      <text:p text:style-name="P10"><text:tab/>e =&gt; f<text:tab/><text:tab/><text:tab/><text:tab/><text:span text:style-name="T12">`e` causes `f`</text:span></text:p>
      <text:p text:style-name="P10"/>
      <text:p text:style-name="P10">For example, the `(d e)` group means that `d` and `e` belong to the same layer.</text:p>
      <text:p text:style-name="P10"/>
      <text:p text:style-name="P10">Since propositions can be interpreted as events, it becomes natural to think of each layer as a moment.</text:p>
      <text:p text:style-name="P10"/>
      <text:p text:style-name="P10">The passage of time goes from left to right, such that:</text:p>
      <text:p text:style-name="P10"/>
      <text:p text:style-name="P10"><text:tab/>(a b c)<text:tab/><text:tab/>happens before<text:tab/>(d e)</text:p>
      <text:p text:style-name="P10"><text:tab/>(d e)<text:tab/><text:tab/>happens before<text:tab/>(f)</text:p>
      <text:p text:style-name="P11"/>
      <text:p text:style-name="P13">One can add as many layers as desired.</text:p>
      <text:p text:style-name="P13"/>
      <text:p text:style-name="P13">Implication `=&gt;` is interpreted in the following ways:</text:p>
      <text:p text:style-name="P13"/>
      <text:list xml:id="list8741122742050078314" text:style-name="L2">
        <text:list-item>
          <text:p text:style-name="P21">Causation: From one layer to some later layer</text:p>
        </text:list-item>
        <text:list-item>
          <text:p text:style-name="P21">Time travel causation: From one layer to some previous layer</text:p>
        </text:list-item>
        <text:list-item>
          <text:p text:style-name="P21">Structure <text:span text:style-name="T14">of being</text:span>: Within one layer</text:p>
        </text:list-item>
      </text:list>
      <text:p text:style-name="P12"/>
      <text:p text:style-name="P13">For example, in the movie “Back to the Future” (1985), Marty McFly travels back in time and accidentally prevents his mother from falling in love with his father, and he must make them fall in love in order to return back to his own future.</text:p>
      <text:p text:style-name="P13"/>
      <text:p text:style-name="P13"><text:tab/>(a) (b):<text:tab/><text:tab/><text:tab/><text:span text:style-name="T13">(Marty’s mother giving birth to Marty) (Marty going back in time)</text:span></text:p>
      <text:p text:style-name="P13"><text:tab/>a =&gt; b<text:tab/><text:tab/><text:tab/><text:span text:style-name="T13">Marty’s mother giving birth to Marty causes Marty going back in time</text:span></text:p>
      <text:p text:style-name="P13"><text:tab/>b =&gt; ¬a<text:tab/><text:tab/><text:span text:style-name="T13">Marty going back in time prevents Marty’s mother giving birth to Marty</text:span></text:p>
      <text:p text:style-name="P13"/>
      <text:p text:style-name="P14">It is provable from this that `<text:span text:style-name="T12">¬a</text:span>`, meaning that Marty’s mother does not give birth to Marty.</text:p>
      <text:p text:style-name="P14">However, it is not possible to prove `<text:span text:style-name="T12">b</text:span>` or `<text:span text:style-name="T12">¬</text:span>b`. This is `b` is not assumed to happen.</text:p>
      <text:p text:style-name="P14">Yet, it is possible to prove `<text:span text:style-name="T12">b ∨ ¬</text:span>b`, so Marty either exists or he does not exist.</text:p>
      <text:p text:style-name="P14">When reasoning about time travel problems, it is often best to not assume concrete events.</text:p>
      <text:p text:style-name="P14"/>
      <text:p text:style-name="P15">What makes Path Semantical Logic different from Propositional Logic is the following:</text:p>
      <text:p text:style-name="P15"/>
      <text:p text:style-name="P15"><text:tab/>(a b) (c d)</text:p>
      <text:p text:style-name="P15"><text:tab/>(a =&gt; c) ∧ (b =&gt; d)<text:tab/>=&gt;<text:tab/>(a = b) =&gt; (c = d)</text:p>
      <text:p text:style-name="P15"/>
      <text:p text:style-name="P15">Propositions that are equal within one layer, causes equality, by causation, in the next layer.</text:p>
      <text:h text:style-name="Heading_20_3" text:outline-level="3"><text:soft-page-break/>3. <text:span text:style-name="T1">Clocks as synchronizing propositions in each layer</text:span></text:h>
      <text:p text:style-name="P15"/>
      <text:p text:style-name="P15">A clock is a special proposition per layer that is used to synchronise events:</text:p>
      <text:p text:style-name="P15"/>
      <text:p text:style-name="P15"><text:tab/>(c1 <text:span text:style-name="T15">a</text:span> <text:span text:style-name="T15">b</text:span>) (c2 <text:span text:style-name="T18">c</text:span> <text:span text:style-name="T18">d</text:span>) (c3 <text:span text:style-name="T21">e</text:span> <text:span text:style-name="T21">f</text:span>):</text:p>
      <text:p text:style-name="P15"><text:tab/><text:span text:style-name="T15">a</text:span> ∧ c1 <text:s/>=&gt; <text:s/><text:span text:style-name="T18">c</text:span></text:p>
      <text:p text:style-name="P15"><text:tab/><text:span text:style-name="T15">b</text:span> ∧ c1 <text:s/>=&gt; <text:s/><text:span text:style-name="T18">d</text:span></text:p>
      <text:p text:style-name="P15"><text:tab/><text:span text:style-name="T18">c</text:span> ∧ c2 <text:s/>=&gt; <text:s/><text:span text:style-name="T21">e</text:span></text:p>
      <text:p text:style-name="P15"><text:tab/><text:span text:style-name="T18">d</text:span> ∧ c2 <text:s/>=&gt; <text:s/><text:span text:style-name="T21">f</text:span></text:p>
      <text:p text:style-name="P15"/>
      <text:p text:style-name="P15">The clock makes reasoning about events possible in the future:</text:p>
      <text:p text:style-name="P15"/>
      <text:p text:style-name="P16"><text:tab/>(<text:span text:style-name="T15">a</text:span> = <text:span text:style-name="T16">b</text:span>) ∧ c1 <text:s/>=&gt; <text:s/>(<text:span text:style-name="T18">c</text:span> = <text:span text:style-name="T19">d</text:span>)</text:p>
      <text:p text:style-name="P16"><text:tab/><text:span text:style-name="T24">(</text:span><text:span text:style-name="T18">c</text:span><text:span text:style-name="T24"> = </text:span><text:span text:style-name="T19">d</text:span><text:span text:style-name="T24">) </text:span>∧ c<text:span text:style-name="T24">2 <text:s/>=&gt; <text:s/>(</text:span><text:span text:style-name="T21">e</text:span><text:span text:style-name="T24"> = </text:span><text:span text:style-name="T22">f</text:span><text:span text:style-name="T24">)</text:span></text:p>
      <text:p text:style-name="P16"/>
      <text:p text:style-name="P17">When `<text:span text:style-name="T17">a</text:span><text:span text:style-name="T14"> = </text:span><text:span text:style-name="T15">b</text:span><text:span text:style-name="T25">` and the clock ticks one second `c1`, `</text:span><text:span text:style-name="T17">a</text:span><text:span text:style-name="T25">` and `</text:span><text:span text:style-name="T15">b</text:span><text:span text:style-name="T25">` “becomes” `</text:span><text:span text:style-name="T20">c</text:span><text:span text:style-name="T26"> = </text:span><text:span text:style-name="T18">d</text:span><text:span text:style-name="T25">`.</text:span></text:p>
      <text:p text:style-name="P22">This preserves the structure of being, such that time transitions smoothly from one moment to the next.</text:p>
      <text:p text:style-name="P16"/>
      <text:p text:style-name="P17">Without a clock, the structure of being in the future will collapse:</text:p>
      <text:p text:style-name="P17"/>
      <text:p text:style-name="P17"><text:tab/><text:span text:style-name="T14">(</text:span><text:span text:style-name="T17">a</text:span><text:span text:style-name="T14"> </text:span><text:span text:style-name="T17">b</text:span><text:span text:style-name="T14">) (</text:span><text:span text:style-name="T20">c</text:span><text:span text:style-name="T14"> </text:span><text:span text:style-name="T20">d</text:span><text:span text:style-name="T14">) (</text:span><text:span text:style-name="T23">e</text:span><text:span text:style-name="T14"> </text:span><text:span text:style-name="T23">f</text:span><text:span text:style-name="T14">):</text:span></text:p>
      <text:p text:style-name="P16"><text:tab/><text:span text:style-name="T15">a</text:span> <text:s/>=&gt; <text:s/><text:span text:style-name="T18">c</text:span></text:p>
      <text:p text:style-name="P16"><text:tab/><text:span text:style-name="T15">b</text:span> <text:s/>=&gt; <text:s/><text:span text:style-name="T18">d</text:span></text:p>
      <text:p text:style-name="P16"><text:tab/><text:span text:style-name="T18">c</text:span> <text:s/>=&gt; <text:s/><text:span text:style-name="T21">e</text:span></text:p>
      <text:p text:style-name="P16"><text:tab/><text:span text:style-name="T18">d</text:span> <text:s/>=&gt; <text:s/><text:span text:style-name="T21">f</text:span></text:p>
      <text:p text:style-name="P16"/>
      <text:p text:style-name="P17"><text:span text:style-name="T27">From this i</text:span>t is possible to prove the following:</text:p>
      <text:p text:style-name="P16"/>
      <text:p text:style-name="P18"><text:tab/><text:span text:style-name="T14">(</text:span><text:span text:style-name="T17">a</text:span><text:span text:style-name="T14"> = </text:span><text:span text:style-name="T15">b</text:span><text:span text:style-name="T14">) <text:s/>=&gt; <text:s/>(</text:span><text:span text:style-name="T20">c</text:span><text:span text:style-name="T14"> =&gt; </text:span><text:span text:style-name="T23">e</text:span><text:span text:style-name="T14">) ∧ (</text:span><text:span text:style-name="T23">e</text:span><text:span text:style-name="T14"> =&gt; </text:span><text:span text:style-name="T20">c</text:span><text:span text:style-name="T14">)</text:span></text:p>
      <text:p text:style-name="P17"/>
      <text:p text:style-name="P19">Notice that the two events `<text:span text:style-name="T20">c</text:span><text:span text:style-name="T25">` and `</text:span><text:span text:style-name="T23">e</text:span><text:span text:style-name="T25">` causes each other, creating a time travel loop.</text:span></text:p>
      <text:p text:style-name="P23"/>
      <text:p text:style-name="P17"><text:span text:style-name="T27">Without a clock, i</text:span>nstead of the structure of being to align up within one layer only, it propagates to all future layers. This means that the future is collapsed to a single moment, instead of consisting of multiple moments following in sequential order.</text:p>
      <text:p text:style-name="P17"/>
      <text:p text:style-name="P19">The clock prevents this collapse from happening by introducing an extra assumption, in order to make events in one layer cause events in the following layer.</text:p>
      <text:h text:style-name="P24" text:outline-level="3">References:</text:h>
      <text:p text:style-name="P9"/>
      <text:p text:style-name="P9"><text:reference-mark-start text:name="path semantical logic"/>[1]<text:reference-mark-end text:name="path semantical logic"/><text:tab/>“Path Semantical Logic”</text:p>
      <text:p text:style-name="P9"><text:tab/>AdvancedResearch – Reading Sequence on Path Semantics</text:p>
      <text:p text:style-name="P9"><text:tab/><text:a xlink:type="simple" xlink:href="https://github.com/advancedresearch/path_semantics/blob/master/sequences.md#path-semantical-logic" text:style-name="Internet_20_link" text:visited-style-name="Visited_20_Internet_20_Link"><text:span text:style-name="T6">https://github.com/advancedresearch/path_semantics/blob/master/sequences.md#path-semantical-logic</text:span></text:a></text:p>
      <text:p text:style-name="P9"/>
      <text:p text:style-name="P10"><text:reference-mark-start text:name="propositional calculus"/>[2]<text:reference-mark-end text:name="propositional calculus"/><text:tab/>“Propositional calculus”</text:p>
      <text:p text:style-name="P10"><text:tab/>Wikipedia</text:p>
      <text:p text:style-name="P10"><text:tab/><text:a xlink:type="simple" xlink:href="https://en.wikipedia.org/wiki/Propositional_calculus" text:style-name="Internet_20_link" text:visited-style-name="Visited_20_Internet_20_Link"><text:span text:style-name="T6">https://en.wikipedia.org/wiki/Propositional_calculus</text:span></text:a></text:p>
      <text:p text:style-name="P9"/>
      <text:p text:style-name="P9"><text:reference-mark-start text:name="grammar"/>[<text:span text:style-name="T11">3</text:span>]<text:reference-mark-end text:name="grammar"/><text:tab/>“Propositional Logic as Symbolic Free Form Grammar”</text:p>
      <text:p text:style-name="P9"><text:tab/>Sven Nilsen, 2019</text:p>
      <text:p text:style-name="P9"><text:tab/><text:a xlink:type="simple" xlink:href="https://github.com/advancedresearch/path_semantics/blob/master/papers-wip/propositional-logic-as-symbolic-free-form-grammar.pdf" text:style-name="Internet_20_link" text:visited-style-name="Visited_20_Internet_20_Link"><text:span text:style-name="T10">https://github.com/advancedresearch/path_semantics/blob/master/papers-wip/propositional-logic-as-symbolic-free-form-grammar.pdf</text:span></text:a></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7T12:10:53.550033000</meta:creation-date>
    <dc:date>2021-05-17T14:21:22.044594000</dc:date>
    <meta:editing-duration>PT8M37S</meta:editing-duration>
    <meta:editing-cycles>2</meta:editing-cycles>
    <meta:generator>LibreOffice/5.1.2.2$MacOSX_X86_64 LibreOffice_project/d3bf12ecb743fc0d20e0be0c58ca359301eb705f</meta:generator>
    <meta:document-statistic meta:table-count="0" meta:image-count="0" meta:object-count="0" meta:page-count="4" meta:paragraph-count="87" meta:word-count="926" meta:character-count="5311" meta:non-whitespace-character-count="4403"/>
  </office:meta>
</office:document-meta>
</file>